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9d5f0a" officeooo:paragraph-rsid="000bb121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8fd25f" officeooo:paragraph-rsid="000bb121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96beb4" officeooo:paragraph-rsid="000bb12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98772e" officeooo:paragraph-rsid="000bb12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99e459" officeooo:paragraph-rsid="000bb12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9b62ea" officeooo:paragraph-rsid="000bb12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9bc413" officeooo:paragraph-rsid="000bb12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Liberation Serif" fo:font-style="italic" fo:font-weight="normal" officeooo:rsid="0098772e" officeooo:paragraph-rsid="000bb12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Liberation Serif" fo:font-style="italic" fo:font-weight="normal" officeooo:rsid="009b62ea" officeooo:paragraph-rsid="000bb12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Dudu Cyryllic" fo:font-style="normal" fo:font-weight="normal" officeooo:rsid="009b62ea" officeooo:paragraph-rsid="000bb121" style:font-style-asian="normal" style:font-weight-asian="normal" style:font-style-complex="normal" style:font-weight-complex="normal"/>
    </style:style>
    <style:style style:name="P11" style:family="paragraph" style:parent-style-name="Heading_20_2">
      <style:paragraph-properties fo:text-align="center" style:justify-single-word="false"/>
      <style:text-properties fo:font-style="normal" fo:font-weight="normal" officeooo:rsid="008fd25f" officeooo:paragraph-rsid="000bb121" style:font-style-asian="normal" style:font-weight-asian="normal" style:font-style-complex="normal" style:font-weight-complex="normal"/>
    </style:style>
    <style:style style:name="P12" style:family="paragraph" style:parent-style-name="Heading_20_2">
      <style:paragraph-properties fo:text-align="center" style:justify-single-word="false"/>
      <style:text-properties officeooo:paragraph-rsid="000bb121"/>
    </style:style>
    <style:style style:name="P13" style:family="paragraph" style:parent-style-name="Text_20_body">
      <style:paragraph-properties fo:text-align="center" style:justify-single-word="false"/>
      <style:text-properties style:text-position="0% 100%" fo:font-size="16pt" officeooo:rsid="00373677" officeooo:paragraph-rsid="000bb121" style:font-size-asian="16pt" style:font-size-complex="16pt"/>
    </style:style>
    <style:style style:name="T1" style:family="text">
      <style:text-properties style:text-position="0% 100%" fo:font-size="16pt" officeooo:rsid="00373677" style:font-size-asian="16pt" style:font-size-complex="16pt"/>
    </style:style>
    <style:style style:name="T2" style:family="text">
      <style:text-properties style:text-position="0% 100%" fo:font-size="14pt" officeooo:rsid="00373677" style:font-size-asian="14pt" style:font-size-complex="14pt"/>
    </style:style>
    <style:style style:name="T3" style:family="text">
      <style:text-properties style:text-position="0% 100%" style:font-name="DoloresCyr" fo:font-size="16pt" officeooo:rsid="00373677" style:font-size-asian="16pt" style:font-size-complex="16pt"/>
    </style:style>
    <style:style style:name="T4" style:family="text">
      <style:text-properties officeooo:rsid="0170e754"/>
    </style:style>
    <style:style style:name="T5" style:family="text">
      <style:text-properties officeooo:rsid="0098772e"/>
    </style:style>
    <style:style style:name="T6" style:family="text">
      <style:text-properties officeooo:rsid="038afbc4"/>
    </style:style>
    <style:style style:name="T7" style:family="text">
      <style:text-properties officeooo:rsid="024743ae"/>
    </style:style>
    <style:style style:name="T8" style:family="text">
      <style:text-properties officeooo:rsid="01729329"/>
    </style:style>
    <style:style style:name="T9" style:family="text">
      <style:text-properties officeooo:rsid="009b62ea"/>
    </style:style>
    <style:style style:name="T10" style:family="text">
      <style:text-properties officeooo:rsid="009bc413"/>
    </style:style>
    <style:style style:name="T11" style:family="text">
      <style:text-properties officeooo:rsid="038c1f2b"/>
    </style:style>
    <style:style style:name="T12" style:family="text">
      <style:text-properties officeooo:rsid="009d5f0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erif" fo:font-size="12pt" fo:font-style="italic" officeooo:rsid="0010dad4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2"/>
      <text:h text:style-name="P12" text:outline-level="2"><text:bookmark-start text:name="__RefHeading__53493_81247619"/><text:span text:style-name="T1">***</text:span><text:span text:style-name="T2"> <text:s text:c="3"/></text:span><text:bookmark-start text:name="бурлак-одиночка"/><text:span text:style-name="T3">бурлак-одиночка</text:span><text:bookmark-end text:name="бурлак-одиночка"/><text:span text:style-name="T2"> <text:s text:c="2"/></text:span><text:span text:style-name="T1">***</text:span><text:bookmark-end text:name="__RefHeading__53493_81247619"/></text:h>
      <text:p text:style-name="P13"/>
      <text:p text:style-name="P3">Хлёсткие отповеди народному судье расправили мою грудь, но не надолго.</text:p>
      <text:p text:style-name="P3">Всё снова вернулось к страдальческому «за что?!» <text:s/>— ведь я так любил, ведь я так старался...</text:p>
      <text:p text:style-name="P3">Вместо ответа оставалось лишь неизбывно томящее мечтание, что в один прекрасный день появится Ира и всё опять станет хорошо...</text:p>
      <text:p text:style-name="P3">Тот факт, что Ира этим разводом с логической неизбежностью расчищала себе путь для дальнейшей жизни без меня, ничуть не уменьшал томление по несбыточному и надежду, что всё всё равно будет хорошо...</text:p>
      <text:p text:style-name="P3"/>
      <text:p text:style-name="P3">Однако, страдать бесперестанку занятие довольно утомительное и у меня постепенно сложилось мнение, что развод надо как-то отметить.</text:p>
      <text:p text:style-name="P3">Но как?</text:p>
      <text:p text:style-name="P3">Обрядов на эту тему я не знал, оставалось лишь импровизировать. </text:p>
      <text:p text:style-name="P3">Несомненно одно — мне нужен день не такой, как другие.</text:p>
      <text:p text:style-name="P3">Именно за таким днём я и поехал в Киев.</text:p>
      <text:p text:style-name="P3"/>
      <text:p text:style-name="P3">Бабье лето в тот год настолько распоясалось, что, несмотря на первую неделю ноября, я поехал туда в пиджаке.</text:p>
      <text:p text:style-name="P3">С оглядкой на глубину осеннего сезона, под пиджак был пододет жилет тёмного сукна. </text:p>
      <text:p text:style-name="P3">Он не принадлежал ни к какому костюму «тройке», а был пошит ещё в школе, всё той же остроносой портнихой из ателье рядом с автовокзалом.</text:p>
      <text:p text:style-name="P3">Таким вот фраером я вышел из метро на <text:span text:style-name="T4">Х</text:span>рещатике и не спеша двинулся вдоль <text:span text:style-name="T5">его привольных тротуаров с мощными каштанами.</text:span></text:p>
      <text:p text:style-name="P4">Я спустился до мощёной гладкой брусчаткой улицы Красноармейской и двигался дальше под уклон до магазина «Зарубежная книга», чтобы сделать себе подарок присмотренный ещё во время командировок. </text:p>
      <text:p text:style-name="P4">Немного тревожило: дождался ли он? Но я был почти уверен и не слишком удивился, когда ярко-красная суперобложка англо-английского словаря «Chambers» замаячила всё с той же полки.</text:p>
      <text:p text:style-name="P4">Продавец, оглядев мой праздничный наряд — под жилетом виднелся ворот светло-красной рубахи — вежливо переспросил: точно ли я хочу именно эту книгу?</text:p>
      <text:p text:style-name="P4"/>
      <text:p text:style-name="P8"><text:span text:style-name="T4">(...м</text:span>еня не удивили его сомнения — в ту эпоху не каждый мог позволить себе книгу за 31 руб. 60 коп. </text:p>
      <text:p text:style-name="P8">Если не считать, конечно, каменщиков празднующих свой развод...<text:span text:style-name="T4">)</text:span></text:p>
      <text:p text:style-name="P8"/>
      <text:p text:style-name="P4">Я вышел из магазина с толстым томом туго обтянутым нежно-лавандовой бумагой упаковки. Е<text:span text:style-name="T6">го</text:span> нужно оставить в ячейке камеры хранения на вокзале. </text:p>
      <text:p text:style-name="P4">Но как туда? Опять на метро?</text:p>
      <text:p text:style-name="P4">Нет, это не такой день, и я подошёл к бордюру мостовой, мимо которого н<text:span text:style-name="T7">оси</text:span>лись, пришепётывая шинами, стайки такси по брусчатке.</text:p>
      <text:p text:style-name="P5">С вокзала я ещё съездил в магазин «Охотник», по адресу данному мне Гриней, для покупки ему какой-то складной удочки.</text:p>
      <text:p text:style-name="P5">После шоппинга началась культурная программа.</text:p>
      <text:p text:style-name="P5"/>
      <text:p text:style-name="P5"><text:soft-page-break/>В Доме Органной музыки в тот вечер звучала музыка <text:span text:style-name="T8">Дебюсси</text:span>. </text:p>
      <text:p text:style-name="P5"><text:span text:style-name="T8">Рябь морских волн искрилась солнцем</text:span>.</text:p>
      <text:p text:style-name="P5">В детстве мой отец говорил мне, что под музыку надо представлять какие-нибудь картины.</text:p>
      <text:p text:style-name="P5">У меня никогда так не получалось. <text:span text:style-name="T9">Звуки слишком подчиняют себе, не оставляя места ничему другому.</text:span></text:p>
      <text:p text:style-name="P6">В <text:span text:style-name="T6">послеконцертных </text:span>сумерках на тротуаре оказалось слишком прохладно и хотелось есть. Таксист повёз меня в ресторан гостиницы «Золотой колос».</text:p>
      <text:p text:style-name="P6">Сперва я попытался снять номер на ночь, но регистратура, взглянув на мой наряд не по сезону и отсутствие багажа, отделалась от меня обычным вопросом ниже пояса: у вас есть бронь?</text:p>
      <text:p text:style-name="P6">А у меня, как всегда, ни брони, ни лат.</text:p>
      <text:p text:style-name="P6">В ресторане, чтоб сориентироваться, я взял для начала бутылку вина и ко мне присоседился мужик в берете.</text:p>
      <text:p text:style-name="P10"/>
      <text:p text:style-name="P9"><text:span text:style-name="T8">(...е</text:span>сли есть берет, но <text:span text:style-name="T6">нет</text:span> портфеля — значит имеешь дело с электриком...<text:span text:style-name="T8">)</text:span></text:p>
      <text:p text:style-name="P9"/>
      <text:p text:style-name="P6">Мы не успели распить и по бокалу, когда за столом возник молодой светловолосый парень. Он зачем-то начал складывать пальцы в позу «моргала выколю!». </text:p>
      <text:p text:style-name="P6">Электрик притих под беретом. </text:p>
      <text:p text:style-name="P6">В программе праздника у меня не было гладиаторских увеселений. Я встал:</text:p>
      <text:p text:style-name="P6">- Ладно, юноша, оставляю это застолье вам. Наслаждайтесь.</text:p>
      <text:p text:style-name="P6">Отойдя к официантам, я заплатил за вино и покинул ресторан.</text:p>
      <text:p text:style-name="P6">Парень рванулся следом в вестибюль, но запутался в стеклянных тамбурах входа, из которых не все открывались.</text:p>
      <text:p text:style-name="P6"/>
      <text:p text:style-name="P6">Ночевать на вокзале не празднично. Очередной таксист отвёз <text:span text:style-name="T10">меня в гостиницу «Старая Прага». </text:span></text:p>
      <text:p text:style-name="P7">Молодая регистраторша и там начала с брони, но вдруг сменила гнев на милость и уделила номер, только подороже, из двух комнат, где в прихожей стоит сервант с посудой.</text:p>
      <text:p text:style-name="P7">Поднявшись туда, я решил не испытывать судьбу своим нарядом и заказал ужин в номер — рыбу с картошкой и вино, непременно белое, пожалуйста.</text:p>
      <text:p text:style-name="P7"/>
      <text:p text:style-name="P7">Проснувшись поздно утром, я вышел прогуляться по городу.</text:p>
      <text:p text:style-name="P7">Возле Золотых Ворот по тротуару запыхавшись пробежал светловолосый юноша, явно из монады того, что накануне застрял в стеклянной коробке лабиринтных входов-<text:span text:style-name="T11">выходов</text:span> вестибюл<text:span text:style-name="T11">я</text:span> «Золотого колоса». </text:p>
      <text:p text:style-name="P7">Да, похоже всей монаде придётся попыхтеть, чтоб выпутаться из подаренного застолья, но он сам нарвался.</text:p>
      <text:p text:style-name="P7">На спуске к Бессарабскому рынку я решил, что пора пообедать и свернул в ресторан «Ленинград». Передо мною туда же свернула группа негров, но я не расист, хотя мне не понравился чересчур упитанный загривок замыкающего.</text:p>
      <text:p text:style-name="P7">Зажравшаяся Африка.</text:p>
      <text:p text:style-name="P7">В дневном полусумраке ресторана я их не увидел — успели куда-то рассосаться, и целый зал достался мне одному.</text:p>
      <text:p text:style-name="P7">Я заказал какое-то блюдо в горшочке — так было написано в меню. </text:p>
      <text:p text:style-name="P7">И действительно, принесли керамический горшочек, а в нём картошку с мясом.</text:p>
      <text:p text:style-name="P7">Есть из горшочка оказалось очень неудобно и слишком горячо. Пришлось догадаться пересыпать часть порции в тарелку на столе <text:span text:style-name="T12">и потом постепенно добавлять из него в неё же.</text:span></text:p>
      <text:p text:style-name="P1">Расплатившись, я зашёл в тихий пустой туалет и вышел оттуда совсем другим человеком.</text:p>
      <text:p text:style-name="P1"><text:span text:style-name="T11">Н</text:span>е таким, как входил в ресторан.</text:p>
      <text:p text:style-name="P1">В голове повторялись строки Ивана Франко:</text:p>
      <text:p text:style-name="P1"><text:tab/><text:tab/><text:tab/><text:span text:style-name="T13">Обрываються звiльна всi пута,</text:span></text:p>
      <text:p text:style-name="P1"><text:soft-page-break/><text:span text:style-name="T13"><text:tab/><text:tab/><text:tab/>Що в'язали нас з давним житт</text:span><text:span text:style-name="T14">є</text:span><text:span text:style-name="T13">м..</text:span>.</text:p>
      <text:p text:style-name="P1"/>
      <text:p text:style-name="P1">Основная разница между мно<text:span text:style-name="T7">ю</text:span> <text:span text:style-name="T7">выходящим из ресторана </text:span>и <text:span text:style-name="T7">мною </text:span>заходившим <text:span text:style-name="T7">туда же</text:span> <text:s/>заключалась в отсутствии пиджака, который я намеренно оставил висеть в туалете. </text:p>
      <text:p text:style-name="P1">Тот самый свадебный пиджак, в котором нежинск<text:span text:style-name="T7">ий</text:span> ЗАГС <text:span text:style-name="T7">регистрировал</text:span> мой брак с Ирой.</text:p>
      <text:p text:style-name="P1"><text:span text:style-name="T7">Стоял </text:span>ли это<text:span text:style-name="T7">т пункт</text:span> в программе праздника? </text:p>
      <text:p text:style-name="P1">Нет, скорее всего <text:span text:style-name="T7">случился </text:span>экспромт, но он мне понравился.</text:p>
      <text:p text:style-name="P1"/>
      <text:p text:style-name="P1">Налегке я зашагал вверх по <text:span text:style-name="T11">Х</text:span>рещатику. </text:p>
      <text:p text:style-name="P1">Там готовились к ноябрьской демонстрации — играл духовой оркестр и маршировали войска киевского гарнизона.</text:p>
      <text:p text:style-name="P1">Вдоль тротуара <text:span text:style-name="T7">проложены</text:span> нескончаемые дощатые ступени для зрителей — всего три, но очень широкие, чтобы с них смотреть на демонстрацию и приветственно махать руками.</text:p>
      <text:p text:style-name="P1">До демонстрации оставалось ещё два дня и ступени <text:span text:style-name="T7">пока пустовали</text:span>. </text:p>
      <text:p text:style-name="P1">Я шёл вдоль средней, гулко притопывая каблуками по её толстым доскам — мужик в расцвете сил, в красной рубахе под серым жилетом — и солнце трепетало сквозь ветви каштанов.</text:p>
      <text:p text:style-name="P1">Я шёл к метро и на вокзал и снова был готов к траншеям, стенам и перегородкам.</text:p>
      <text:p text:style-name="P1">Всё-таки, праздники нужны людя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5:54:53.278580752</meta:creation-date>
    <dc:date>2017-03-03T15:55:01.133468616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67" meta:word-count="969" meta:character-count="6303" meta:non-whitespace-character-count="5360"/>
    <meta:generator>LibreOffice/4.3.3.2$Linux_x86 LibreOffice_project/430m0$Build-2</meta:generator>
  </office:meta>
</office:document-meta>
</file>